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Helvetica, Tahoma, Verdana, sans-serif"/>
    <style:font-face style:name="Lohit Hindi1" svg:font-family="'Lohit Hindi'"/>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微软雅黑" svg:font-family="微软雅黑" style:font-family-generic="system" style:font-pitch="variable"/>
    <style:font-face style:name="文泉驿正黑" svg:font-family="文泉驿正黑" style:font-family-generic="system" style:font-pitch="variable"/>
  </office:font-face-decls>
  <office:automatic-styles/>
  <office:body>
    <office:text text:use-soft-page-breaks="true">
      <office:forms form:automatic-focus="false" form:apply-design-mode="false">
        <form:form form:apply-filter="true" form:method="post" form:control-implementation="ooo:com.sun.star.form.component.Form" office:target-frame="" xlink:href="http://42.121.127.6/evaluationr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mprehensive Evaluation Form</text:p>
      <text:p text:style-name="Standard"/>
      <text:p text:style-name="Standard">INSTRUCTIONS</text:p>
      <text:p text:style-name="Standard"/>
      <text:p text:style-name="Standard">The Comprehensive Evaluation is a fundamental component of the AIC Scholars of the Future program. Your written responses will lay the groundwork for your teacher to achieve greater familiarity with your personality and deeper understanding of your character. At the same time, in recollecting your personal experiences and considering hypothetical situations, you just might come to know yourself a little better.</text:p>
      <text:p text:style-name="Standard"/>
      <text:p text:style-name="Standard"/>
      <text:p text:style-name="Standard">The Comprehensive Evaluation Form consists of sixteen questions, divided into eight sets of two questions each. For each set of questions, you only need to select and answer one question. This means that, to complete the Comprehensive Evaluation Form, you will have to answer eight questions total. Please write at least 400, but no more than 600 words, in your response to each question.</text:p>
      <text:p text:style-name="Standard"/>
      <text:p text:style-name="Standard"/>
      <text:p text:style-name="Standard">In answering Comprehensive Evaluation questions—as in writing any essay—you should be as specific and in-depth as you can. Utilize ample details to make your writing both captivating and convincing. Approach your writing with the conclusion in mind so that your structure makes sense for the reader. Think deeply, and creatively. Some questions may be more perplexing than other questions, but all answers will benefit from critical thinking.</text:p>
      <text:p text:style-name="Standard"/>
      <text:p text:style-name="Standard"/>
      <text:p text:style-name="Standard">Your Comprehensive Evaluation Form is due within two weeks of receiving the assignment or before the end of July, whichever comes sooner. Before submitting your completed Comprehensive Evaluation Form, revise your work at least once to correct grammar and spelling mistakes and improve the clarity of your writing. Your Comprehensive Evaluation Report, which you will receive in early September, will include an analysis of your writing abilities, core competencies, and character traits.</text:p>
      <text:p text:style-name="Standard"/>
      <text:p text:style-name="Standard"/>
      <text:p text:style-name="Standard">If you are not sure how to answer a question or what the question means, please reach out to your teacher for guidance. You are encouraged to discuss with your teacher your ideas about how to approach each question on the Comprehensive Evaluation Form.</text:p>
      <text:p text:style-name="Standard"/>
      <text:p text:style-name="Standard"/>
      <text:p text:style-name="Standard">QUESTION SETS</text:p>
      <text:p text:style-name="Standard"/>
      <text:p text:style-name="Standard">1A Albert Einstein once said, “Education is what remains after one has forgotten everything one learned in school.” What was the last time you taught yourself something—on your own? What did you teach yourself and how did you manage to go about doing it? More importantly, what motivated you to attempt self-learning in the first place?</text:p>
      <text:p text:style-name="Standard"/>
      <text:p text:style-name="Standard">1B Imagine there are twenty-five hours in a day instead of the normal twenty-four hours. You must spend your extra hour doing a single activity. Moreover, you must change that activity to something new and different from day to day. How would you decide which activity to try out each day? Describe the influences and/or rationale driving your selection process.</text:p>
      <text:p text:style-name="Standard"/>
      <text:p text:style-name="Standard">I choose to answer: <text:s text:c="2"/>1A <text:s text:c="2"/>1B</text:p>
      <text:p text:style-name="Standard"><text:soft-page-break/></text:p>
      <text:p text:style-name="Standard"><text:s/>Source <text:s text:c="24"/></text:p>
      <text:p text:style-name="Standard"><text:s text:c="30"/></text:p>
      <text:p text:style-name="Standard">StylesFormatFontSize <text:s text:c="4"/></text:p>
      <text:p text:style-name="Standard"/>
      <text:p text:style-name="Standard">◢bodyp </text:p>
      <text:p text:style-name="Standard">2A “If a tree falls in the forest and no one hears it, does it still make a sound?” is a popular philosophical thought experiment exploring our ability to perceive reality. Think about something you did 1) for which you were not recognized (with, for example, an award or praise from your teachers, peers, or parents), but yet 2) of which you were immensely proud. What was it that you did? Why was it personally fulfilling to you?</text:p>
      <text:p text:style-name="Standard"/>
      <text:p text:style-name="Standard">2B Once again, imagine there are twenty-five hours in a day and you must spend the extra hour doing a single activity. This time, however, you will be doing the same thing for an hour every day. Excluding sleep, studying, and other things that you already usually do, what activity would you opt for? More importantly, why did you choose that particular activity? Describe the influences and/or rationale that helped you arrive at your decision.</text:p>
      <text:p text:style-name="Standard"/>
      <text:p text:style-name="Standard">I choose to answer: <text:s text:c="2"/>2A <text:s text:c="2"/>2B</text:p>
      <text:p text:style-name="Standard"/>
      <text:p text:style-name="Standard"><text:s/>Source <text:s text:c="24"/></text:p>
      <text:p text:style-name="Standard"><text:s text:c="30"/></text:p>
      <text:p text:style-name="Standard">StylesFormatFontSize <text:s text:c="4"/></text:p>
      <text:p text:style-name="Standard"/>
      <text:p text:style-name="Standard">◢bodyp </text:p>
      <text:p text:style-name="Standard">3A Your close friend’s father is a high-level manager in a state-owned enterprise who has been embezzling company funds for several years. The authorities have been investigating him and are close to making an arrest, so he is attempting to disperse his assets. Your dear friend, desperately concerned about her family, pleads with you to accept some of the embezzled money. She wants to transfer 1,000,000 RMB to you, which you would use to pay for your college tuition and donate the rest to a charity that you care about. What would you do in this situation? More importantly, what personal values or views influenced your thinking? Please describe in great depth and detail.</text:p>
      <text:p text:style-name="Standard"/>
      <text:p text:style-name="Standard">3B Stuyvesant High School is one of the most prestigious and competitive high schools of New York City. Vivian Yee of The New York Times writes about the lives of Stuyvesant students: “anything less than a grade of 85 is ‘failing’; achieve anything more than a grade-point average of 95, and you might be bound for MIT or Yale.” Imagine that you’re an average student at Stuyvesant. Your close friend finished her physics exam early because physics is her strongest subject. She’s using her phone to share answers with her classmates. In return, your friend wants help on her American history exam because American history is her weakest subject. As a student at Stuyvesant, and as a friend, what would you do in this situation? More importantly, what personal values or views influenced your thinking? Please describe in great depth and detail.</text:p>
      <text:p text:style-name="Standard"/>
      <text:p text:style-name="Standard">3C In The Republic by Plato, Glaucon tells the tale of a shepherd named Gyges who lived in the ancient kingdom of Lydia. Gyges discovers a gold ring that grants him the power of invisibility. Using this ability, he wins the love of the queen of Lydia, helps her to murder her husband, and becomes the new king of Lydia. Glaucon argues that morality is merely a social construct—people behave morally <text:soft-page-break/>only to avoid penalty and appear virtuous. You’ve acquired the Ring of Gyges, and along with it, the power of invisibility. What would you do with your newfound ability? More importantly, what personal values or views influenced your thinking? Please describe in great depth and detail.</text:p>
      <text:p text:style-name="Standard"/>
      <text:p text:style-name="Standard">I choose to answer: <text:s text:c="2"/>3A <text:s text:c="2"/>3B <text:s text:c="2"/>3C</text:p>
      <text:p text:style-name="Standard"/>
      <text:p text:style-name="Standard"><text:s/>Source <text:s text:c="24"/></text:p>
      <text:p text:style-name="Standard"><text:s text:c="30"/></text:p>
      <text:p text:style-name="Standard">StylesFormatFontSize <text:s text:c="4"/></text:p>
      <text:p text:style-name="Standard"/>
      <text:p text:style-name="Standard">◢bodyp </text:p>
      <text:p text:style-name="Standard">4A Think about a major theme (for example, coming of age, star-crossed lovers, underdog story, etc.) of a story or movie you enjoyed. Now quickly look to your left! What is the first object that you see? Come up with a metaphor that describes the theme of the story or movie using this object. Explain how the metaphor is relevant to or influences your personal life.</text:p>
      <text:p text:style-name="Standard"/>
      <text:p text:style-name="Standard">4B Think about one of your friends. What household appliance (for example, microwave, washing machine, air conditioner, etc.) best characterizes this friend? Explain. Please use your personal experiences and observations to substantiate your explanation.</text:p>
      <text:p text:style-name="Standard"/>
      <text:p text:style-name="Standard">I choose to answer: <text:s text:c="2"/>4A <text:s text:c="2"/>4B</text:p>
      <text:p text:style-name="Standard"/>
      <text:p text:style-name="Standard"><text:s/>Source <text:s text:c="24"/></text:p>
      <text:p text:style-name="Standard"><text:s text:c="30"/></text:p>
      <text:p text:style-name="Standard">StylesFormatFontSize <text:s text:c="4"/></text:p>
      <text:p text:style-name="Standard"/>
      <text:p text:style-name="Standard">◢bodyp </text:p>
      <text:p text:style-name="Standard">5A Recall an instance when you faced a personal challenge and experienced serious doubts about yourself, your self-worth, and your abilities. How were you able to surmount that challenge? More importantly, how were you able to overcome your feelings of insecurity?</text:p>
      <text:p text:style-name="Standard"/>
      <text:p text:style-name="Standard">5B Recall an instance when you experienced the devastating disappointment of failure. How did you initially feel about the failure? How were you able to reconcile the negative outcome? How were you able to overcome negative emotions? How did your perspective or attitude change because of this experience?</text:p>
      <text:p text:style-name="Standard"/>
      <text:p text:style-name="Standard">I choose to answer: <text:s text:c="2"/>5A <text:s text:c="2"/>5B</text:p>
      <text:p text:style-name="Standard"/>
      <text:p text:style-name="Standard"><text:s/>Source <text:s text:c="24"/></text:p>
      <text:p text:style-name="Standard"><text:s text:c="30"/></text:p>
      <text:p text:style-name="Standard">StylesFormatFontSize <text:s text:c="4"/></text:p>
      <text:p text:style-name="Standard"/>
      <text:p text:style-name="Standard">◢bodyp </text:p>
      <text:p text:style-name="Standard">6A Raskolnikov witnesses the wretched living conditions of Marmeladov’s family in Part One, Chapter Two of Dostoevsky’s Crime and Punishment. Despite being broke himself, Raskolnikov leaves his twenty kopecks, the last bit of money he had lift, on the windowsill of the family’s apartment. Almost <text:soft-page-break/>immediately, he regrets his impulsive act of charity. When was the last time you volunteered your time for a cause, donated your allowance to a charity, gave change to a beggar on the street, or went out of your way to help a complete stranger? What did you do, and why did you do it? At any point during and after your act of charity, did you ever feel hesitant or conflicted? If so, please explain your misgivings.</text:p>
      <text:p text:style-name="Standard"/>
      <text:p text:style-name="Standard">6B Have you ever been bullied, witnessed bullying, or bullied someone? Please describe your personal experience with bullying. Share your feelings during and after the ordeal. Discuss your thoughts about bullying in general. Please be detailed and candid with your response.</text:p>
      <text:p text:style-name="Standard"/>
      <text:p text:style-name="Standard">I choose to answer: <text:s text:c="2"/>6A <text:s text:c="2"/>6B</text:p>
      <text:p text:style-name="Standard"/>
      <text:p text:style-name="Standard"><text:s/>Source <text:s text:c="24"/></text:p>
      <text:p text:style-name="Standard"><text:s text:c="30"/></text:p>
      <text:p text:style-name="Standard">StylesFormatFontSize <text:s text:c="4"/></text:p>
      <text:p text:style-name="Standard"/>
      <text:p text:style-name="Standard">◢bodyp </text:p>
      <text:p text:style-name="Standard">7A Barack Obama is the current president of the United States. Bill Clinton is a former president. While they are both influential political leaders, their personalities are markedly different from each other. There are different styles of leadership in the world. Can you come up with three types of leadership and describe them? Provide examples based on your own experiences, actions, and observations to illustrate your definitions.</text:p>
      <text:p text:style-name="Standard"/>
      <text:p text:style-name="Standard">7B In A First-Rate Madness, Nassir Ghaemi examines the psychological profiles of historically significant leader such as John F. Kennedy, Abraham Lincoln, Winston Churchill, Martin Luther King, Jr., and Mahatma Gandhi. Ghaemi argues that some leaders thrive in times of crisis because they themselves have struggled with internal emotional turmoil. Describe a small crisis in which you stepped up as a leader among your peers. More importantly, describe how your experience in dealing with a personal weakness gave you the strength to lead.</text:p>
      <text:p text:style-name="Standard"/>
      <text:p text:style-name="Standard">I choose to answer: <text:s text:c="2"/>7A <text:s text:c="2"/>7B</text:p>
      <text:p text:style-name="Standard"/>
      <text:p text:style-name="Standard"><text:s/>Source <text:s text:c="24"/></text:p>
      <text:p text:style-name="Standard"><text:s text:c="30"/></text:p>
      <text:p text:style-name="Standard">StylesFormatFontSize <text:s text:c="4"/></text:p>
      <text:p text:style-name="Standard"/>
      <text:p text:style-name="Standard">◢bodyp </text:p>
      <text:p text:style-name="Standard">8A In the field of developmental psychology, the “end-of-history illusion” refers to the commonly-held misconception that, at any point in a person’s life, the person believes that he has undergone tremendous growth in the past and considers himself to be as mature as he will ever be at the present. For example, a teenager might scoff at how childish he was as a toddler while seeing himself as being quite mature now. As a young adult, that same person would be embarrassed about his adolescent tomfoolery while thinking that he has finally reached full maturity. Years later, he would look back at his early 20’s and realize how inexperienced he had been. At the same time, it would still be hard for him to imagine how much he might mature in his 30’s, 40’s, 50’s into old age. Describe an end-of-history illusion moment that you personally experienced recently. How did you feel about yourself at the beginning of the situation? How did the situation make you conscious of your own immaturity?</text:p>
      <text:p text:style-name="Standard"><text:soft-page-break/></text:p>
      <text:p text:style-name="Standard">8B Recall an instance in which you were working with other people and a situation occurred that severely tried your patience. How did the conflict emerge within the group? Were you able to ultimately resolve the problem, or did it escalate out of control? How were you able to resolve the problem? Or what mistakes did you make that made the situation worse? What was going on in your mind at the time? What lessons did you take away from this experience?</text:p>
      <text:p text:style-name="Standard"/>
      <text:p text:style-name="Standard">I choose to answer: <text:s text:c="2"/>8A <text:s text:c="2"/>8B</text:p>
      <text:p text:style-name="Standard"/>
      <text:p text:style-name="Standard"><text:s/>Source <text:s text:c="24"/></text:p>
      <text:p text:style-name="Standard"><text:s text:c="30"/></text:p>
      <text:p text:style-name="Standard">StylesFormatFontSize <text:s text:c="4"/></text:p>
      <text:p text:style-name="Standard"/>
      <text:p text:style-name="Standard">◢body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Helvetica, Tahoma, Verdana, sans-serif"/>
    <style:font-face style:name="Lohit Hindi1" svg:font-family="'Lohit Hindi'"/>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微软雅黑" svg:font-family="微软雅黑" style:font-family-generic="system" style:font-pitch="variable"/>
    <style:font-face style:name="文泉驿正黑" svg:font-family="文泉驿正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文泉驿正黑"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微软雅黑"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文泉驿正黑"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文泉驿正黑" style:font-size-asian="18pt" style:font-weight-asian="bold" style:font-name-complex="Lohit Hindi"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mstu </meta:initial-creator>
    <meta:creation-date>2013-08-26T21:42:15</meta:creation-date>
    <dc:date>2013-08-26T21:42:55</dc:date>
    <dc:creator>csimstu </dc:creator>
    <meta:editing-duration>P0D</meta:editing-duration>
    <meta:editing-cycles>1</meta:editing-cycles>
    <meta:document-statistic meta:table-count="0" meta:image-count="0" meta:object-count="0" meta:page-count="5" meta:paragraph-count="65" meta:word-count="1785" meta:character-count="11417" meta:non-whitespace-character-count="9159"/>
    <meta:generator>LibreOffice/3.5$Linux_X86_64 LibreOffice_project/350m1$Build-2</meta:generator>
  </office:meta>
</office:document-meta>
</file>